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text-properties officeooo:rsid="001ce463" officeooo:paragraph-rsid="001f78f9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heese Clicker - Update Documentation</text:span></text:p>
      <text:p text:style-name="Text_20_body"><text:span text:style-name="Strong_20_Emphasis">Version: Beta 1.1.0</text:span></text:p>
      <text:p text:style-name="Text_20_body"><text:span text:style-name="Strong_20_Emphasis">New Features:</text:span></text:p>
      <text:list xml:id="list2811045708" text:style-name="L1">
        <text:list-item>
          <text:p text:style-name="P2">Added statistics:</text:p>
          <text:list>
            <text:list-item>
              <text:p text:style-name="P2">Cheese per Click (CPC)</text:p>
            </text:list-item>
            <text:list-item>
              <text:p text:style-name="P2">Cheese per Second (CPS)</text:p>
            </text:list-item>
          </text:list>
        </text:list-item>
        <text:list-item>
          <text:p text:style-name="P2">New styling</text:p>
        </text:list-item>
        <text:list-item>
          <text:p text:style-name="P2">Bug fixes</text:p>
        </text:list-item>
      </text:list>
      <text:p text:style-name="P1"><text:span text:style-name="Strong_20_Emphasis"/></text:p>
      <text:p text:style-name="P1"><text:span text:style-name="Strong_20_Emphasis">Previous Versions:</text:span></text:p>
      <text:p text:style-name="Text_20_body"><text:span text:style-name="Strong_20_Emphasis">Version: Beta 1.0.0</text:span></text:p>
      <text:p text:style-name="Text_20_body"><text:span text:style-name="Strong_20_Emphasis">New Features:</text:span></text:p>
      <text:list xml:id="list1108297526" text:style-name="L2">
        <text:list-item>
          <text:p text:style-name="P3">First playable version of Cheese Clicker</text:p>
        </text:list-item>
        <text:list-item>
          <text:p text:style-name="P3">Added three buildings:</text:p>
          <text:list>
            <text:list-item>
              <text:p text:style-name="P3">Mouse</text:p>
            </text:list-item>
            <text:list-item>
              <text:p text:style-name="P3">Miner</text:p>
            </text:list-item>
            <text:list-item>
              <text:p text:style-name="P3">Machine</text:p>
            </text:list-item>
          </text:list>
        </text:list-item>
      </text:list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1T18:38:47.920000000</meta:creation-date>
    <dc:date>2025-03-09T21:06:08.834000000</dc:date>
    <meta:editing-duration>PT6H2M50S</meta:editing-duration>
    <meta:editing-cycles>4</meta:editing-cycles>
    <meta:generator>Ultra_Office/6.2.3.2$Windows_x86 LibreOffice_project/</meta:generator>
    <meta:document-statistic meta:table-count="0" meta:image-count="0" meta:object-count="0" meta:page-count="1" meta:paragraph-count="16" meta:word-count="53" meta:character-count="290" meta:non-whitespace-character-count="263"/>
  </office:meta>
</office:document-meta>
</file>